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/>
    </style:style>
    <style:style style:name="TableColumn3" style:family="table-column">
      <style:table-column-properties style:column-width="0.4888in"/>
    </style:style>
    <style:style style:name="TableColumn4" style:family="table-column">
      <style:table-column-properties style:column-width="0.5909in"/>
    </style:style>
    <style:style style:name="TableColumn5" style:family="table-column">
      <style:table-column-properties style:column-width="3.6395in"/>
    </style:style>
    <style:style style:name="TableColumn6" style:family="table-column">
      <style:table-column-properties style:column-width="1.5736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style:font-name-complex="Calibri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style:font-name-complex="Calibri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style:font-name-complex="Calibri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  <style:text-properties style:font-name-complex="Calibri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style:font-name-complex="Calibri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style:font-name-complex="Calibri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style:font-name-complex="Calibri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style:font-name-complex="Calibri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style:font-name-complex="Calibri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style:font-name-complex="Calibri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style:font-name-complex="Calibri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style:font-name-complex="Calibri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style:font-name-complex="Calibri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style:font-name-complex="Calibri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style:font-name-complex="Calibri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style:font-name-complex="Calibri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style:font-name-complex="Calibri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style:font-name-complex="Calibri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style:font-name-complex="Calibri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style:font-name-complex="Calibri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style:font-name-complex="Calibri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style:font-name-complex="Calibri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style:font-name-complex="Calibri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style:font-name-complex="Calibri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  <style:text-properties style:font-name-complex="Calibri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  <style:text-properties style:font-name-complex="Calibri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  <style:text-properties style:font-name-complex="Calibri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  <style:text-properties style:font-name-complex="Calibri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style:font-name-complex="Calibri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style:font-name-complex="Calibri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style:font-name-complex="Calibri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  <style:text-properties style:font-name-complex="Calibri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  <style:text-properties style:font-name-complex="Calibri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  <style:text-properties style:font-name-complex="Calibri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style:font-name-complex="Calibri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style:font-name-complex="Calibri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style:font-name-complex="Calibri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style:font-name-complex="Calibri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style:font-name-complex="Calibri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  <style:text-properties style:font-name-complex="Calibri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  <style:text-properties style:font-name-complex="Calibri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style:font-name-complex="Calibri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  <style:text-properties style:font-name-complex="Calibri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  <style:text-properties style:font-name-complex="Calibri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style:font-name-complex="Calibri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style:font-name-complex="Calibri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style:font-name-complex="Calibri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style:font-name-complex="Calibri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  <style:text-properties style:font-name-complex="Calibri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  <style:text-properties style:font-name-complex="Calibri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style:font-name-complex="Calibri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  <style:text-properties style:font-name-complex="Calibri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  <style:text-properties style:font-name-complex="Calibri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  <style:text-properties style:font-name-complex="Calibri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  <style:text-properties style:font-name-complex="Calibri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  <style:text-properties style:font-name-complex="Calibri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  <style:text-properties style:font-name-complex="Calibri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style:font-name-complex="Calibri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  <style:text-properties style:font-name-complex="Calibri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  <style:text-properties style:font-name-complex="Calibri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  <style:text-properties style:font-name-complex="Calibri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  <style:text-properties style:font-name-complex="Calibri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  <style:text-properties style:font-name-complex="Calibri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  <style:text-properties style:font-name-complex="Calibri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  <style:text-properties style:font-name-complex="Calibri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  <style:text-properties style:font-name-complex="Calibri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  <style:text-properties style:font-name-complex="Calibri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style:font-name-complex="Calibri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style:font-name-complex="Calibri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  <style:text-properties style:font-name-complex="Calibri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  <style:text-properties style:font-name-complex="Calibri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  <style:text-properties style:font-name-complex="Calibri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style:font-name-complex="Calibri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  <style:text-properties style:font-name-complex="Calibri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  <style:text-properties style:font-name-complex="Calibri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  <style:text-properties style:font-name-complex="Calibri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in" fo:line-height="100%"/>
      <style:text-properties style:font-name-complex="Calibri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margin-bottom="0in" fo:line-height="100%"/>
      <style:text-properties style:font-name-complex="Calibri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  <style:text-properties style:font-name-complex="Calibri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  <style:text-properties style:font-name-complex="Calibri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style:font-name-complex="Calibri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  <style:text-properties style:font-name-complex="Calibri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  <style:text-properties style:font-name-complex="Calibri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  <style:text-properties style:font-name-complex="Calibri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  <style:text-properties style:font-name-complex="Calibri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  <style:text-properties style:font-name-complex="Calibri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margin-bottom="0in" fo:line-height="100%"/>
      <style:text-properties style:font-name-complex="Calibri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  <style:text-properties style:font-name-complex="Calibri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  <style:text-properties style:font-name-complex="Calibri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  <style:text-properties style:font-name-complex="Calibri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  <style:text-properties style:font-name-complex="Calibri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  <style:text-properties style:font-name-complex="Calibri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style:font-name-complex="Calibri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  <style:text-properties style:font-name-complex="Calibri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  <style:text-properties style:font-name-complex="Calibri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  <style:text-properties style:font-name-complex="Calibri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  <style:text-properties style:font-name-complex="Calibri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  <style:text-properties style:font-name-complex="Calibri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  <style:text-properties style:font-name-complex="Calibri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/>
      <style:text-properties style:font-name-complex="Calibri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00%"/>
      <style:text-properties style:font-name-complex="Calibri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  <style:text-properties style:font-name-complex="Calibri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  <style:text-properties style:font-name-complex="Calibri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  <style:text-properties style:font-name-complex="Calibri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  <style:text-properties style:font-name-complex="Calibri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margin-bottom="0in" fo:line-height="100%"/>
      <style:text-properties style:font-name-complex="Calibri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bottom="0in" fo:line-height="100%"/>
      <style:text-properties style:font-name-complex="Calibri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margin-bottom="0in" fo:line-height="100%"/>
      <style:text-properties style:font-name-complex="Calibri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 fo:line-height="100%"/>
      <style:text-properties style:font-name-complex="Calibri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  <style:text-properties style:font-name-complex="Calibri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00%"/>
      <style:text-properties style:font-name-complex="Calibri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margin-bottom="0in" fo:line-height="100%"/>
      <style:text-properties style:font-name-complex="Calibri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  <style:text-properties style:font-name-complex="Calibri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  <style:text-properties style:font-name-complex="Calibri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 fo:line-height="100%"/>
      <style:text-properties style:font-name-complex="Calibri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/>
      <style:text-properties style:font-name-complex="Calibri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bottom="0in" fo:line-height="100%"/>
      <style:text-properties style:font-name-complex="Calibri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/>
      <style:text-properties style:font-name-complex="Calibri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style:font-name-complex="Calibri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  <style:text-properties style:font-name-complex="Calibri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  <style:text-properties style:font-name-complex="Calibri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00%"/>
      <style:text-properties style:font-name-complex="Calibri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  <style:text-properties style:font-name-complex="Calibri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  <style:text-properties style:font-name-complex="Calibri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  <style:text-properties style:font-name-complex="Calibri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  <style:text-properties style:font-name-complex="Calibri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  <style:text-properties style:font-name-complex="Calibri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 fo:line-height="100%"/>
      <style:text-properties style:font-name-complex="Calibri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  <style:text-properties style:font-name-complex="Calibri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margin-bottom="0in" fo:line-height="100%"/>
      <style:text-properties style:font-name-complex="Calibri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bottom="0in" fo:line-height="100%"/>
      <style:text-properties style:font-name-complex="Calibri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margin-bottom="0in" fo:line-height="100%"/>
      <style:text-properties style:font-name-complex="Calibri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  <style:text-properties style:font-name-complex="Calibri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  <style:text-properties style:font-name-complex="Calibri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margin-bottom="0in" fo:line-height="100%"/>
      <style:text-properties style:font-name-complex="Calibri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margin-bottom="0in" fo:line-height="100%"/>
      <style:text-properties style:font-name-complex="Calibri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/>
      <style:text-properties style:font-name-complex="Calibri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bottom="0in" fo:line-height="100%"/>
      <style:text-properties style:font-name-complex="Calibri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  <style:text-properties style:font-name-complex="Calibri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margin-bottom="0in" fo:line-height="100%"/>
      <style:text-properties style:font-name-complex="Calibri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00%"/>
      <style:text-properties style:font-name-complex="Calibri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margin-bottom="0in" fo:line-height="100%"/>
      <style:text-properties style:font-name-complex="Calibri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  <style:text-properties style:font-name-complex="Calibri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margin-bottom="0in" fo:line-height="100%"/>
      <style:text-properties style:font-name-complex="Calibri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 fo:line-height="100%"/>
      <style:text-properties style:font-name-complex="Calibri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margin-bottom="0in" fo:line-height="100%"/>
      <style:text-properties style:font-name-complex="Calibri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bottom="0in" fo:line-height="100%"/>
      <style:text-properties style:font-name-complex="Calibri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in" fo:line-height="100%"/>
      <style:text-properties style:font-name-complex="Calibri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margin-bottom="0in" fo:line-height="100%"/>
      <style:text-properties style:font-name-complex="Calibri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margin-bottom="0in" fo:line-height="100%"/>
      <style:text-properties style:font-name-complex="Calibri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margin-bottom="0in" fo:line-height="100%"/>
      <style:text-properties style:font-name-complex="Calibri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/>
      <style:text-properties style:font-name-complex="Calibri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  <style:text-properties style:font-name-complex="Calibri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 fo:line-height="100%"/>
      <style:text-properties style:font-name-complex="Calibri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 fo:line-height="100%"/>
      <style:text-properties style:font-name-complex="Calibri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bottom="0in" fo:line-height="100%"/>
      <style:text-properties style:font-name-complex="Calibri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margin-bottom="0in" fo:line-height="100%"/>
      <style:text-properties style:font-name-complex="Calibri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margin-bottom="0in" fo:line-height="100%"/>
      <style:text-properties style:font-name-complex="Calibri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margin-bottom="0in" fo:line-height="100%"/>
      <style:text-properties style:font-name-complex="Calibri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 fo:line-height="100%"/>
      <style:text-properties style:font-name-complex="Calibri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margin-bottom="0in" fo:line-height="100%"/>
      <style:text-properties style:font-name-complex="Calibri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  <style:text-properties style:font-name-complex="Calibri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 fo:line-height="100%"/>
      <style:text-properties style:font-name-complex="Calibri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00%"/>
      <style:text-properties style:font-name-complex="Calibri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  <style:text-properties style:font-name-complex="Calibri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  <style:text-properties style:font-name-complex="Calibri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  <style:text-properties style:font-name-complex="Calibri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  <style:text-properties style:font-name-complex="Calibri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  <style:text-properties style:font-name-complex="Calibri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  <style:text-properties style:font-name-complex="Calibri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margin-bottom="0in" fo:line-height="100%"/>
      <style:text-properties style:font-name-complex="Calibri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margin-bottom="0in" fo:line-height="100%"/>
      <style:text-properties style:font-name-complex="Calibri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margin-bottom="0in" fo:line-height="100%"/>
      <style:text-properties style:font-name-complex="Calibri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in" fo:line-height="100%"/>
      <style:text-properties style:font-name-complex="Calibri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margin-bottom="0in" fo:line-height="100%"/>
      <style:text-properties style:font-name-complex="Calibri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margin-bottom="0in" fo:line-height="100%"/>
      <style:text-properties style:font-name-complex="Calibri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margin-bottom="0in" fo:line-height="100%"/>
      <style:text-properties style:font-name-complex="Calibri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ext:p text:style-name="P1">XMC1303<text:s/>pin assignment<text:s/>Tongsheng Controller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Pin</text:p>
          </table:table-cell>
          <table:table-cell table:style-name="TableCell10">
            <text:p text:style-name="P11">Port</text:p>
          </table:table-cell>
          <table:table-cell table:style-name="TableCell12">
            <text:p text:style-name="P13">Funktion</text:p>
          </table:table-cell>
          <table:table-cell table:style-name="TableCell14">
            <text:p text:style-name="P15">Cable color/connector</text:p>
          </table:table-cell>
        </table:table-row>
        <table:table-row table:style-name="TableRow16">
          <table:table-cell table:style-name="TableCell17">
            <text:p text:style-name="P18">1</text:p>
          </table:table-cell>
          <table:table-cell table:style-name="TableCell19">
            <text:p text:style-name="P20">2.4</text:p>
          </table:table-cell>
          <table:table-cell table:style-name="TableCell21">
            <text:p text:style-name="P22">U Battery<text:s/>1,99V @ 34,6 Vbat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2</text:p>
          </table:table-cell>
          <table:table-cell table:style-name="TableCell28">
            <text:p text:style-name="P29">2.5</text:p>
          </table:table-cell>
          <table:table-cell table:style-name="TableCell30">
            <text:p text:style-name="P31">Analog<text:s/>input<text:s/>J7<text:s/>left, J7<text:s/>right<text:s/>= 5V<text:s/>(not used)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3</text:p>
          </table:table-cell>
          <table:table-cell table:style-name="TableCell37">
            <text:p text:style-name="P38">2.6</text:p>
          </table:table-cell>
          <table:table-cell table:style-name="TableCell39">
            <text:p text:style-name="P40">Anlalog input over<text:s/>2k2<text:s/>to<text:s/>FB Pin XL7005A (Voltage measurement)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4</text:p>
          </table:table-cell>
          <table:table-cell table:style-name="TableCell46">
            <text:p text:style-name="P47">2.7</text:p>
          </table:table-cell>
          <table:table-cell table:style-name="TableCell48">
            <text:p text:style-name="P49">Ca. 2,2V<text:s/>(unknown origin)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5</text:p>
          </table:table-cell>
          <table:table-cell table:style-name="TableCell55">
            <text:p text:style-name="P56">2.8</text:p>
          </table:table-cell>
          <table:table-cell table:style-name="TableCell57">
            <text:p text:style-name="P58">Current Total<text:s/>ADC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6</text:p>
          </table:table-cell>
          <table:table-cell table:style-name="TableCell64">
            <text:p text:style-name="P65">2.9</text:p>
          </table:table-cell>
          <table:table-cell table:style-name="TableCell66">
            <text:p text:style-name="P67">Current<text:s/>Phase<text:s/>U<text:s/>ADC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7</text:p>
          </table:table-cell>
          <table:table-cell table:style-name="TableCell73">
            <text:p text:style-name="P74">2.10</text:p>
          </table:table-cell>
          <table:table-cell table:style-name="TableCell75">
            <text:p text:style-name="P76">Current<text:s/>Phase V ADC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8</text:p>
          </table:table-cell>
          <table:table-cell table:style-name="TableCell82">
            <text:p text:style-name="P83">2.11</text:p>
          </table:table-cell>
          <table:table-cell table:style-name="TableCell84">
            <text:p text:style-name="P85">Current<text:s/>Phase<text:s/>W<text:s/>ADC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9</text:p>
          </table:table-cell>
          <table:table-cell table:style-name="TableCell91">
            <text:p text:style-name="P92">VSS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10</text:p>
          </table:table-cell>
          <table:table-cell table:style-name="TableCell100">
            <text:p text:style-name="P101">VDD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11</text:p>
          </table:table-cell>
          <table:table-cell table:style-name="TableCell109">
            <text:p text:style-name="P110">1.5</text:p>
          </table:table-cell>
          <table:table-cell table:style-name="TableCell111">
            <text:p text:style-name="P112">Light switching output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P119">1.4</text:p>
          </table:table-cell>
          <table:table-cell table:style-name="TableCell120">
            <text:p text:style-name="P121">high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P128">1.3</text:p>
          </table:table-cell>
          <table:table-cell table:style-name="TableCell129">
            <text:p text:style-name="P130">PWM out Torque sensor, pulse length 2.5µs high, distance 20µs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14</text:p>
          </table:table-cell>
          <table:table-cell table:style-name="TableCell136">
            <text:p text:style-name="P137">1.2</text:p>
          </table:table-cell>
          <table:table-cell table:style-name="TableCell138">
            <text:p text:style-name="P139">Hallsensor<text:s/>3</text:p>
          </table:table-cell>
          <table:table-cell table:style-name="TableCell140">
            <text:p text:style-name="P141">Hall cable blue</text:p>
          </table:table-cell>
        </table:table-row>
        <table:table-row table:style-name="TableRow142">
          <table:table-cell table:style-name="TableCell143">
            <text:p text:style-name="P144">15</text:p>
          </table:table-cell>
          <table:table-cell table:style-name="TableCell145">
            <text:p text:style-name="P146">1.1</text:p>
          </table:table-cell>
          <table:table-cell table:style-name="TableCell147">
            <text:p text:style-name="P148">Hallsensor<text:s/>2</text:p>
          </table:table-cell>
          <table:table-cell table:style-name="TableCell149">
            <text:p text:style-name="P150">Hall<text:s/>cable yellow</text:p>
          </table:table-cell>
        </table:table-row>
        <table:table-row table:style-name="TableRow151">
          <table:table-cell table:style-name="TableCell152">
            <text:p text:style-name="P153">16</text:p>
          </table:table-cell>
          <table:table-cell table:style-name="TableCell154">
            <text:p text:style-name="P155">1.0</text:p>
          </table:table-cell>
          <table:table-cell table:style-name="TableCell156">
            <text:p text:style-name="P157">Hallsensor<text:s/>1</text:p>
          </table:table-cell>
          <table:table-cell table:style-name="TableCell158">
            <text:p text:style-name="P159">Hall<text:s/>cable green</text:p>
          </table:table-cell>
        </table:table-row>
        <table:table-row table:style-name="TableRow160">
          <table:table-cell table:style-name="TableCell161">
            <text:p text:style-name="P162">17</text:p>
          </table:table-cell>
          <table:table-cell table:style-name="TableCell163">
            <text:p text:style-name="P164">0.0</text:p>
          </table:table-cell>
          <table:table-cell table:style-name="TableCell165">
            <text:p text:style-name="P166">PWM High Phase<text:s/>U</text:p>
          </table:table-cell>
          <table:table-cell table:style-name="TableCell167">
            <text:p text:style-name="P168">Motor cable green</text:p>
          </table:table-cell>
        </table:table-row>
        <table:table-row table:style-name="TableRow169">
          <table:table-cell table:style-name="TableCell170">
            <text:p text:style-name="P171">18</text:p>
          </table:table-cell>
          <table:table-cell table:style-name="TableCell172">
            <text:p text:style-name="P173">0.1</text:p>
          </table:table-cell>
          <table:table-cell table:style-name="TableCell174">
            <text:p text:style-name="P175">PWM Low Phase<text:s/>U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19</text:p>
          </table:table-cell>
          <table:table-cell table:style-name="TableCell181">
            <text:p text:style-name="P182">0.2</text:p>
          </table:table-cell>
          <table:table-cell table:style-name="TableCell183">
            <text:p text:style-name="P184">PWM High Phase V</text:p>
          </table:table-cell>
          <table:table-cell table:style-name="TableCell185">
            <text:p text:style-name="P186">Motor cable blue</text:p>
          </table:table-cell>
        </table:table-row>
        <table:table-row table:style-name="TableRow187">
          <table:table-cell table:style-name="TableCell188">
            <text:p text:style-name="P189">20</text:p>
          </table:table-cell>
          <table:table-cell table:style-name="TableCell190">
            <text:p text:style-name="P191">0.3</text:p>
          </table:table-cell>
          <table:table-cell table:style-name="TableCell192">
            <text:p text:style-name="P193">PWM Low Phase V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21</text:p>
          </table:table-cell>
          <table:table-cell table:style-name="TableCell199">
            <text:p text:style-name="P200">0.4</text:p>
          </table:table-cell>
          <table:table-cell table:style-name="TableCell201">
            <text:p text:style-name="P202">Speed Signal</text:p>
          </table:table-cell>
          <table:table-cell table:style-name="TableCell203">
            <text:p text:style-name="P204">Sensor cable white</text:p>
          </table:table-cell>
        </table:table-row>
        <table:table-row table:style-name="TableRow205">
          <table:table-cell table:style-name="TableCell206">
            <text:p text:style-name="P207">22</text:p>
          </table:table-cell>
          <table:table-cell table:style-name="TableCell208">
            <text:p text:style-name="P209">0.5</text:p>
          </table:table-cell>
          <table:table-cell table:style-name="TableCell210">
            <text:p text:style-name="P211">PAS 1 Signal</text:p>
          </table:table-cell>
          <table:table-cell table:style-name="TableCell212">
            <text:p text:style-name="P213">PAS<text:s/>cable blue</text:p>
          </table:table-cell>
        </table:table-row>
        <table:table-row table:style-name="TableRow214">
          <table:table-cell table:style-name="TableCell215">
            <text:p text:style-name="P216">23</text:p>
          </table:table-cell>
          <table:table-cell table:style-name="TableCell217">
            <text:p text:style-name="P218">0.6</text:p>
          </table:table-cell>
          <table:table-cell table:style-name="TableCell219">
            <text:p text:style-name="P220">RX Display communication</text:p>
          </table:table-cell>
          <table:table-cell table:style-name="TableCell221">
            <text:p text:style-name="P222">Display cable orange</text:p>
          </table:table-cell>
        </table:table-row>
        <table:table-row table:style-name="TableRow223">
          <table:table-cell table:style-name="TableCell224">
            <text:p text:style-name="P225">24</text:p>
          </table:table-cell>
          <table:table-cell table:style-name="TableCell226">
            <text:p text:style-name="P227">0.7</text:p>
          </table:table-cell>
          <table:table-cell table:style-name="TableCell228">
            <text:p text:style-name="P229">TX Display<text:s/>communication</text:p>
          </table:table-cell>
          <table:table-cell table:style-name="TableCell230">
            <text:p text:style-name="P231">Display cable brown</text:p>
          </table:table-cell>
        </table:table-row>
        <table:table-row table:style-name="TableRow232">
          <table:table-cell table:style-name="TableCell233">
            <text:p text:style-name="P234">25</text:p>
          </table:table-cell>
          <table:table-cell table:style-name="TableCell235">
            <text:p text:style-name="P236">VSSP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26</text:p>
          </table:table-cell>
          <table:table-cell table:style-name="TableCell244">
            <text:p text:style-name="P245">VDDP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27</text:p>
          </table:table-cell>
          <table:table-cell table:style-name="TableCell253">
            <text:p text:style-name="P254">0.8</text:p>
          </table:table-cell>
          <table:table-cell table:style-name="TableCell255">
            <text:p text:style-name="P256">PWM High Phase W</text:p>
          </table:table-cell>
          <table:table-cell table:style-name="TableCell257">
            <text:p text:style-name="P258">Motor<text:s/>cable yellow</text:p>
          </table:table-cell>
        </table:table-row>
        <table:table-row table:style-name="TableRow259">
          <table:table-cell table:style-name="TableCell260">
            <text:p text:style-name="P261">28</text:p>
          </table:table-cell>
          <table:table-cell table:style-name="TableCell262">
            <text:p text:style-name="P263">0.9</text:p>
          </table:table-cell>
          <table:table-cell table:style-name="TableCell264">
            <text:p text:style-name="P265">PWM Low Phase W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29</text:p>
          </table:table-cell>
          <table:table-cell table:style-name="TableCell271">
            <text:p text:style-name="P272">0.10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30</text:p>
          </table:table-cell>
          <table:table-cell table:style-name="TableCell280">
            <text:p text:style-name="P281">0.11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31</text:p>
          </table:table-cell>
          <table:table-cell table:style-name="TableCell289">
            <text:p text:style-name="P290">0.12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32</text:p>
          </table:table-cell>
          <table:table-cell table:style-name="TableCell298">
            <text:p text:style-name="P299">0.13</text:p>
          </table:table-cell>
          <table:table-cell table:style-name="TableCell300">
            <text:p text:style-name="P301">PAS 2 Signal</text:p>
          </table:table-cell>
          <table:table-cell table:style-name="TableCell302">
            <text:p text:style-name="P303">PAS<text:s/>cable yellow</text:p>
          </table:table-cell>
        </table:table-row>
        <table:table-row table:style-name="TableRow304">
          <table:table-cell table:style-name="TableCell305">
            <text:p text:style-name="P306">33</text:p>
          </table:table-cell>
          <table:table-cell table:style-name="TableCell307">
            <text:p text:style-name="P308">0.14</text:p>
          </table:table-cell>
          <table:table-cell table:style-name="TableCell309">
            <text:p text:style-name="P310">SWD Debug Pin</text:p>
          </table:table-cell>
          <table:table-cell table:style-name="TableCell311">
            <text:p text:style-name="P312">Sensor cable purple</text:p>
          </table:table-cell>
        </table:table-row>
        <table:table-row table:style-name="TableRow313">
          <table:table-cell table:style-name="TableCell314">
            <text:p text:style-name="P315">34</text:p>
          </table:table-cell>
          <table:table-cell table:style-name="TableCell316">
            <text:p text:style-name="P317">0.15</text:p>
          </table:table-cell>
          <table:table-cell table:style-name="TableCell318">
            <text:p text:style-name="P319">SWCLK Debug Pin</text:p>
          </table:table-cell>
          <table:table-cell table:style-name="TableCell320">
            <text:p text:style-name="P321">Sensor<text:s/>cable black</text:p>
          </table:table-cell>
        </table:table-row>
        <table:table-row table:style-name="TableRow322">
          <table:table-cell table:style-name="TableCell323">
            <text:p text:style-name="P324">35</text:p>
          </table:table-cell>
          <table:table-cell table:style-name="TableCell325">
            <text:p text:style-name="P326">2.0</text:p>
          </table:table-cell>
          <table:table-cell table:style-name="TableCell327">
            <text:p text:style-name="P328">Serial signal on unused pad 1</text:p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>36</text:p>
          </table:table-cell>
          <table:table-cell table:style-name="TableCell334">
            <text:p text:style-name="P335">2.1</text:p>
          </table:table-cell>
          <table:table-cell table:style-name="TableCell336">
            <text:p text:style-name="P337">Input from unused pad 2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37</text:p>
          </table:table-cell>
          <table:table-cell table:style-name="TableCell343">
            <text:p text:style-name="P344">2.2</text:p>
          </table:table-cell>
          <table:table-cell table:style-name="TableCell345">
            <text:p text:style-name="P346">Analog value torque sensor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38</text:p>
          </table:table-cell>
          <table:table-cell table:style-name="TableCell352">
            <text:p text:style-name="P353">2.3</text:p>
          </table:table-cell>
          <table:table-cell table:style-name="TableCell354">
            <text:p text:style-name="P355">Analogsignal 2,5V</text:p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>Lichtausgang +6V</text:p>
          </table:table-cell>
          <table:table-cell table:style-name="TableCell365">
            <text:p text:style-name="P366">Sensor<text:s/>cable green</text:p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>U Mos<text:s/>Driver and torque sensor<text:s/>12,7V</text:p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>GND</text:p>
          </table:table-cell>
          <table:table-cell table:style-name="TableCell383">
            <text:p text:style-name="P384">Sensor<text:s/>cable<text:s/>orange</text:p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>+5V</text:p>
          </table:table-cell>
          <table:table-cell table:style-name="TableCell392">
            <text:p text:style-name="P393">Sensor<text:s/>cable<text:s/>brown</text:p>
          </table:table-cell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>GND</text:p>
          </table:table-cell>
          <table:table-cell table:style-name="TableCell401">
            <text:p text:style-name="P402">Display<text:s/>cable black</text:p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>VBatt</text:p>
          </table:table-cell>
          <table:table-cell table:style-name="TableCell410">
            <text:p text:style-name="P411">Display<text:s/>cable green</text:p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>VBatt Motor Ein Spannung kommt von Display</text:p>
          </table:table-cell>
          <table:table-cell table:style-name="TableCell419">
            <text:p text:style-name="P420">Display<text:s/>cable white</text:p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>Vermutlich Brake Sensor</text:p>
          </table:table-cell>
          <table:table-cell table:style-name="TableCell428">
            <text:p text:style-name="P429">Display<text:s/>cable purple</text:p>
          </table:table-cell>
        </table:table-row>
      </table:table>
      <text:p text:style-name="Standard"/>
      <text:p text:style-name="Standard">Torque sensor supplies negative pulse (approx.5µs) with level that is torque dependent.</text:p>
      <text:p text:style-name="Standard">Inductance<text:s/>L = 76µH 36V Motor, 135µH 48V Moto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</meta:initial-creator>
    <dc:creator>AH</dc:creator>
    <meta:creation-date>2021-04-17T10:22:00Z</meta:creation-date>
    <dc:date>2021-04-17T10:50:00Z</dc:date>
    <meta:template xlink:href="Normal.dotm" xlink:type="simple"/>
    <meta:editing-cycles>4</meta:editing-cycles>
    <meta:editing-duration>PT0S</meta:editing-duration>
    <meta:document-statistic meta:page-count="2" meta:paragraph-count="3" meta:word-count="244" meta:character-count="1783" meta:row-count="12" meta:non-whitespace-character-count="1542"/>
  </office:meta>
</office:document-meta>
</file>